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35479166666667cm" style:use-optimal-column-width="true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3.12208333333333cm" style:use-optimal-column-width="true"/>
    </style:style>
    <style:style style:name="co4" style:family="table-column">
      <style:table-column-properties fo:break-before="auto" style:column-width="3.59833333333333cm" style:use-optimal-column-width="true"/>
    </style:style>
    <style:style style:name="co5" style:family="table-column">
      <style:table-column-properties fo:break-before="auto" style:column-width="3.70416666666667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Label</text:p>
          </table:table-cell>
          <table:table-cell office:value-type="string" table:style-name="ce2">
            <text:p>Qty</text:p>
          </table:table-cell>
          <table:table-cell office:value-type="string" table:style-name="ce2">
            <text:p>Mfg.</text:p>
          </table:table-cell>
          <table:table-cell office:value-type="string" table:style-name="ce2">
            <text:p>Part #</text:p>
          </table:table-cell>
          <table:table-cell office:value-type="string" table:style-name="ce2">
            <text:p>Digikey #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mel</text:p>
          </table:table-cell>
          <table:table-cell office:value-type="string" table:style-name="ce1">
            <text:p>ATTINY85V-10MU</text:p>
          </table:table-cell>
          <table:table-cell office:value-type="string" table:style-name="ce1">
            <text:p>ATTINY85V-10MU-N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1-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Yageo</text:p>
          </table:table-cell>
          <table:table-cell office:value-type="string" table:style-name="ce1">
            <text:p>RC0402FR-0724R3L</text:p>
          </table:table-cell>
          <table:table-cell office:value-type="string" table:style-name="ce1">
            <text:p>YAG3072CT-N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1-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Osram Opto</text:p>
          </table:table-cell>
          <table:table-cell office:value-type="string" table:style-name="ce1">
            <text:p>LB Q39G-L2OO-35-1</text:p>
          </table:table-cell>
          <table:table-cell office:value-type="string" table:style-name="ce1">
            <office:annotation draw:style-name="a0" svg:x="3.47916666666667in" svg:y="0.510416666666667in" svg:width="1.5in" svg:height="0.822916666666667in">
              <dc:creator>Jeff Glancy</dc:creator>
              <text:p><text:span text:style-name="T1">Jeff Glancy:</text:span><text:span text:style-name="T2"/></text:p>
              <text:p><text:span text:style-name="T2">Do not use: 475-2815</text:span></text:p>
            </office:annotation>
            <text:p>475-2816-1-N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msung</text:p>
          </table:table-cell>
          <table:table-cell office:value-type="string" table:style-name="ce1">
            <text:p>CL10A476MQENRBE</text:p>
          </table:table-cell>
          <table:table-cell office:value-type="string" table:style-name="ce1">
            <text:p>1276-6823-1-N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ageo</text:p>
          </table:table-cell>
          <table:table-cell office:value-type="string" table:style-name="ce1">
            <text:p>CC0603KRX7R8BB104</text:p>
          </table:table-cell>
          <table:table-cell office:value-type="string" table:style-name="ce1">
            <text:p>311-1341-1-N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W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&amp;K</text:p>
          </table:table-cell>
          <table:table-cell office:value-type="string" table:style-name="ce1">
            <text:p>JS102011SAQN</text:p>
          </table:table-cell>
          <table:table-cell office:value-type="string" table:style-name="ce1">
            <text:p>401-1999-1-N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T (holder)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nx Technologies</text:p>
          </table:table-cell>
          <table:table-cell office:value-type="string" table:style-name="ce1">
            <text:p>BAT-HLD-001</text:p>
          </table:table-cell>
          <table:table-cell office:value-type="string" table:style-name="ce1">
            <text:p>BAT-HLD-001-N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tt (CR2032)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CR2032</text:p>
          </table:table-cell>
          <table:table-cell office:value-type="string" table:style-name="ce1">
            <text:p>N189-ND</text:p>
          </table:table-cell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426</meta:generator>
    <meta:initial-creator>Jeff Glancy</meta:initial-creator>
    <dc:creator>Jeff Glancy</dc:creator>
    <meta:creation-date>2016-12-06T14:43:14Z</meta:creation-date>
    <dc:date>2016-12-06T14:46:37Z</dc:date>
  </office:meta>
</office:document-meta>
</file>